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hit Gujarati"/>
    </style:style>
    <style:style style:name="P2" style:family="paragraph" style:parent-style-name="Standard">
      <style:text-properties style:font-name="Abyssinica SIL" fo:font-size="16pt" style:font-size-asian="16pt" style:font-size-complex="16pt"/>
    </style:style>
    <style:style style:name="P3" style:family="paragraph" style:parent-style-name="Standard">
      <style:text-properties style:font-name="Abyssinica SIL" fo:font-size="17pt" style:font-size-asian="17pt" style:font-size-complex="17pt"/>
    </style:style>
    <style:style style:name="P4" style:family="paragraph" style:parent-style-name="Standard">
      <style:text-properties style:font-name="Abyssinica SIL" fo:font-size="17pt" officeooo:paragraph-rsid="00196dca" style:font-size-asian="17pt" style:font-size-complex="17pt"/>
    </style:style>
    <style:style style:name="P5" style:family="paragraph" style:parent-style-name="Standard">
      <style:text-properties officeooo:paragraph-rsid="00196dca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Abyssinica SIL"/>
    </style:style>
    <style:style style:name="T3" style:family="text">
      <style:text-properties style:font-name="Abyssinica SIL" fo:font-size="26pt" style:font-size-asian="26pt" style:font-size-complex="26pt"/>
    </style:style>
    <style:style style:name="T4" style:family="text">
      <style:text-properties style:font-name="Abyssinica SIL"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style:font-name="Abyssinica SIL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6" style:family="text">
      <style:text-properties style:font-name="Abyssinica SIL" fo:font-size="26pt" style:text-underline-style="solid" style:text-underline-width="auto" style:text-underline-color="font-color" fo:font-weight="bold" officeooo:rsid="00196dca" style:font-size-asian="26pt" style:font-weight-asian="bold" style:font-size-complex="26pt" style:font-weight-complex="bold"/>
    </style:style>
    <style:style style:name="T7" style:family="text">
      <style:text-properties style:font-name="Abyssinica SIL" fo:font-size="17pt" style:font-size-asian="17pt" style:font-size-complex="17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96dca"/>
    </style:style>
    <style:style style:name="T11" style:family="text">
      <style:text-properties style:font-name="Liberation Seri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2" style:family="text">
      <style:text-properties style:font-name="Liberation Serif" fo:font-size="26pt" style:text-underline-style="solid" style:text-underline-width="auto" style:text-underline-color="font-color" fo:font-weight="bold" officeooo:rsid="00196dca" style:font-size-asian="26pt" style:font-weight-asian="bold" style:font-size-complex="26pt" style:font-weight-complex="bold"/>
    </style:style>
    <style:style style:name="T13" style:family="text">
      <style:text-properties style:font-name="Abyssinica SIL" fo:font-size="16pt" officeooo:rsid="001c175d" style:font-size-asian="16pt" style:font-size-complex="16pt"/>
    </style:style>
    <style:style style:name="T14" style:family="text">
      <style:text-properties style:font-name="Abyssinica SIL" fo:font-size="16pt" officeooo:rsid="00196dca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9"><text:s/></text:span><text:span text:style-name="T11">Assignment no : </text:span><text:span text:style-name="T12">3</text:span></text:p>
      <text:p text:style-name="Standard"/>
      <text:p text:style-name="P2">Date : 01/08/2024<text:tab/><text:tab/><text:tab/><text:tab/><text:tab/>Name : Atharva B. Iparkar</text:p>
      <text:p text:style-name="P2"><text:tab/><text:tab/><text:tab/><text:tab/><text:tab/><text:tab/><text:tab/><text:tab/>Roll no : S211045</text:p>
      <text:p text:style-name="P2"><text:tab/><text:tab/><text:tab/><text:tab/><text:tab/><text:tab/><text:tab/><text:tab/>Class : S.E<text:span text:style-name="T10">­</text:span>.</text:p>
      <text:p text:style-name="P2"><text:tab/><text:tab/><text:tab/><text:tab/><text:tab/><text:tab/><text:tab/><text:tab/>Div : A</text:p>
      <text:p text:style-name="P2"><text:tab/><text:tab/><text:tab/><text:tab/><text:tab/><text:tab/><text:tab/><text:tab/>Batch : A-2</text:p>
      <text:p text:style-name="Standard"/>
      <text:p text:style-name="P5"><text:span text:style-name="T7">Problem Statement :</text:span> <text:span text:style-name="T13">To print table </text:span><text:span text:style-name="T14">to</text:span><text:span text:style-name="T13"> given no. In CPP</text:span></text:p>
      <text:p text:style-name="Standard"/>
      <text:p text:style-name="P4">Code :</text:p>
      <text:p text:style-name="P4">#include&lt;iostream&gt;</text:p>
      <text:p text:style-name="P4">using namespace std;</text:p>
      <text:p text:style-name="P4">int main() {</text:p>
      <text:p text:style-name="P4">int n;</text:p>
      <text:p text:style-name="P4">int b;</text:p>
      <text:p text:style-name="P4">cout&lt;&lt;"Enter a no : ";</text:p>
      <text:p text:style-name="P4">cin&gt;&gt;n;</text:p>
      <text:p text:style-name="P4">for (int i=1;i&lt;11;i++) {</text:p>
      <text:p text:style-name="P4"><text:s text:c="4"/>for (int j=1; j&lt;=n; j++) {</text:p>
      <text:p text:style-name="P4"><text:s text:c="8"/>b = i * j;</text:p>
      <text:p text:style-name="P4"><text:s text:c="8"/>cout&lt;&lt;b&lt;&lt;"\t"; <text:s text:c="4"/></text:p>
      <text:p text:style-name="P4"><text:s text:c="8"/>}</text:p>
      <text:p text:style-name="P4"><text:s text:c="4"/>cout&lt;&lt;endl; <text:s text:c="3"/></text:p>
      <text:p text:style-name="P4"><text:s text:c="4"/>}</text:p>
      <text:p text:style-name="P4">} </text:p>
      <text:p text:style-name="Standard"/>
      <text:p text:style-name="Standard"/>
      <text:p text:style-name="P3">Output : </text:p>
      <text:p text:style-name="P3">d_comp_pl_ii_11@d-comp-pl-ii-11:~$ g++ Tables.cpp -o t</text:p>
      <text:p text:style-name="P3">d_comp_pl_ii_11@d-comp-pl-ii-11:~$ ./t</text:p>
      <text:p text:style-name="P3">Enter a no : 10</text:p>
      <text:p text:style-name="P3">1<text:tab/>2<text:tab/>3<text:tab/>4<text:tab/>5<text:tab/>6<text:tab/>7<text:tab/>8<text:tab/>9<text:tab/>10<text:tab/></text:p>
      <text:p text:style-name="P3">2<text:tab/>4<text:tab/>6<text:tab/>8<text:tab/>10<text:tab/>12<text:tab/>14<text:tab/>16<text:tab/>18<text:tab/>20<text:tab/></text:p>
      <text:p text:style-name="P3"><text:soft-page-break/>3<text:tab/>6<text:tab/>9<text:tab/>12<text:tab/>15<text:tab/>18<text:tab/>21<text:tab/>24<text:tab/>27<text:tab/>30<text:tab/></text:p>
      <text:p text:style-name="P3">4<text:tab/>8<text:tab/>12<text:tab/>16<text:tab/>20<text:tab/>24<text:tab/>28<text:tab/>32<text:tab/>36<text:tab/>40<text:tab/></text:p>
      <text:p text:style-name="P3">5<text:tab/>10<text:tab/>15<text:tab/>20<text:tab/>25<text:tab/>30<text:tab/>35<text:tab/>40<text:tab/>45<text:tab/>50<text:tab/></text:p>
      <text:p text:style-name="P3">6<text:tab/>12<text:tab/>18<text:tab/>24<text:tab/>30<text:tab/>36<text:tab/>42<text:tab/>48<text:tab/>54<text:tab/>60<text:tab/></text:p>
      <text:p text:style-name="P3">7<text:tab/>14<text:tab/>21<text:tab/>28<text:tab/>35<text:tab/>42<text:tab/>49<text:tab/>56<text:tab/>63<text:tab/>70<text:tab/></text:p>
      <text:p text:style-name="P3">8<text:tab/>16<text:tab/>24<text:tab/>32<text:tab/>40<text:tab/>48<text:tab/>56<text:tab/>64<text:tab/>72<text:tab/>80<text:tab/></text:p>
      <text:p text:style-name="P3">9<text:tab/>18<text:tab/>27<text:tab/>36<text:tab/>45<text:tab/>54<text:tab/>63<text:tab/>72<text:tab/>81<text:tab/>90<text:tab/></text:p>
      <text:p text:style-name="P3">10<text:tab/>20<text:tab/>30<text:tab/>40<text:tab/>50<text:tab/>60<text:tab/>70<text:tab/>80<text:tab/>90<text:tab/>100<text:tab/></text:p>
      <text:p text:style-name="P3">d_comp_pl_ii_11@d-comp-pl-ii-11:~$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8T14:54:32.613017042</meta:creation-date>
    <dc:date>2024-08-08T15:23:00.918937497</dc:date>
    <meta:editing-duration>PT28M28S</meta:editing-duration>
    <meta:editing-cycles>1</meta:editing-cycles>
    <meta:document-statistic meta:table-count="0" meta:image-count="0" meta:object-count="0" meta:page-count="2" meta:paragraph-count="38" meta:word-count="190" meta:character-count="859" meta:non-whitespace-character-count="612"/>
    <meta:generator>LibreOffice/6.4.7.2$Linux_X86_64 LibreOffice_project/40$Build-2</meta:generator>
  </office:meta>
</office:document-meta>
</file>